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M Roman Caps 10" svg:font-family="'LM Roman Caps 10'" style:font-pitch="variable"/>
    <style:font-face style:name="NanumMyeongjo" svg:font-family="NanumMyeongjo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aea79f" draw:opacity="50%" draw:opacity-name="" draw:textarea-horizontal-align="justify" draw:textarea-vertical-align="middle" draw:auto-grow-height="false" fo:min-height="5.088cm" fo:min-width="4.838cm" fo:padding-top="0.151cm" fo:padding-bottom="0.151cm" fo:padding-left="0.276cm" fo:padding-right="0.276cm" draw:shadow="hidden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3333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6666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opacity-name="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9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solid" draw:fill-color="#aea79f" draw:opacity="50%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3333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6666ff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6" style:family="paragraph">
      <style:text-properties style:font-name="NanumMyeongjo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style:font-name="NanumMyeongjo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ccff66" draw:opacity="100%"/>
      <style:paragraph-properties fo:text-align="center"/>
    </style:style>
    <style:style style:name="P9" style:family="paragraph">
      <style:paragraph-properties fo:text-align="center"/>
      <style:text-properties style:font-name="NanumMyeongjo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solid" draw:fill-color="#66ffff" draw:opacity="50%"/>
      <style:paragraph-properties fo:text-align="center"/>
      <style:text-properties style:font-name="NanumMyeongjo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text-align="center"/>
      <style:text-properties style:font-name="NanumMyeongjo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99ffff" draw:opacity="50%"/>
      <style:paragraph-properties fo:text-align="center"/>
      <style:text-properties style:font-name="NanumMyeongjo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NanumMyeongj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NanumMyeongj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NanumMyeongj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4.232cm" svg:y="24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5.461cm" svg:height="5.461cm" svg:x="25.248cm" svg:y="17.755cm">
          <text:p text:style-name="P2"><text:span text:style-name="T1">Physics-Constrained </text:span></text:p>
          <text:p text:style-name="P2"><text:span text:style-name="T1">Data-driven Model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5.461cm" svg:height="5.461cm" svg:x="30.328cm" svg:y="30.455cm">
          <text:p text:style-name="P2"><text:span text:style-name="T1">Dynamical Systems</text:span></text:p>
          <text:p text:style-name="P2"><text:span text:style-name="T1">Time Series Analysis</text:span></text:p>
          <text:p text:style-name="P2"><text:span text:style-name="T1">Koopman Opera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5.461cm" svg:height="5.461cm" svg:x="20.168cm" svg:y="30.455cm">
          <text:p text:style-name="P2"><text:span text:style-name="T1">High Fidelity </text:span><text:span text:style-name="T1">Simulation</text:span></text:p>
          <text:p text:style-name="P2"><text:span text:style-name="T1">DNS/HP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7.968cm" svg:height="3.417cm" svg:x="25.916cm" svg:y="27.546cm">
          <draw:text-box>
            <text:p text:style-name="P6"><text:span text:style-name="T2">Turbulence</text:span></text:p>
          </draw:text-box>
        </draw:frame>
        <draw:custom-shape draw:style-name="gr6" draw:text-style-name="P8" draw:layer="layout" svg:width="3.937cm" svg:height="1.524cm" draw:transform="rotate (0.73565627971561) translate (23.211cm 31.57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2.39494079958662) translate (31.96cm 32.61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-1.56782926706651) translate (28.792cm 22.32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5.461cm" svg:height="5.461cm" svg:x="18.963cm" svg:y="20.171cm">
          <text:p text:style-name="P9"><text:span text:style-name="T3">Fluid Mechanics</text:span></text:p>
          <text:p text:style-name="P9"><text:span text:style-name="T3">Thermodynamics</text:span></text:p>
          <text:p text:style-name="P9"><text:span text:style-name="T3">Combus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5.461cm" svg:height="5.461cm" svg:x="31.598cm" svg:y="20.168cm">
          <text:p text:style-name="P9"><text:span text:style-name="T3">PDE</text:span></text:p>
          <text:p text:style-name="P9"><text:span text:style-name="T3">Stochastic Process</text:span></text:p>
          <text:p text:style-name="P9"><text:span text:style-name="T3">Mori Zwanzig Formalism</text:span></text:p>
          <text:p text:style-name="P9"><text:span text:style-name="T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2" draw:layer="layout" svg:width="5.461cm" svg:height="5.461cm" svg:x="25.375cm" svg:y="11.532cm">
          <text:p text:style-name="P11"><text:span text:style-name="T3">Probabilistic ML</text:span></text:p>
          <text:p text:style-name="P11"><text:span text:style-name="T3">Deep Learning</text:span></text:p>
          <text:p text:style-name="P11"><text:span text:style-name="T3">Optimiz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3" draw:layer="layout" svg:width="2.376cm" svg:height="0.971cm" draw:transform="rotate (0.421322481431431) translate (23.47cm 21.82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376cm" svg:height="0.971cm" draw:transform="rotate (2.67436801283091) translate (32.05cm 22.86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376cm" svg:height="0.971cm" draw:transform="rotate (-1.58283909863366) translate (28.55cm 15.7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9" svg:font-family="'LM Roman 9'" style:font-pitch="variable"/>
    <style:font-face style:name="LM Roman Caps 10" svg:font-family="'LM Roman Caps 10'" style:font-pitch="variable"/>
    <style:font-face style:name="NanumMyeongjo" svg:font-family="NanumMyeongjo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18-10-06T02:10:39.875631257</dc:date>
    <meta:editing-duration>PT54M37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